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596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sv_quarterly_lay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eld_number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max_length</text:p>
          </table:table-cell>
          <table:table-cell office:value-type="string" calcext:value-type="string">
            <text:p>field_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ea_fips</text:p>
          </table:table-cell>
          <table:table-cell office:value-type="string" calcext:value-type="string">
            <text:p>Tex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-character FIPS cod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wn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ownership 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ustry_code</text:p>
          </table:table-cell>
          <table:table-cell office:value-type="string" calcext:value-type="string">
            <text:p>Tex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-character Industry Code (NAICS, SuperSector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gglvl_code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character aggregation level cod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z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size co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ex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character yea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tr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quarter (always A for annua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closur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disclosure code (either ' '(blank) or 'N' not disclosed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ea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area title associated with the area's FIPS (Excluded from singlefile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wn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ownership title associated with the ownership code (Excluded from singlefile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ustry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industry title associated with the industry code (Excluded from singlefile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gglvl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aggregation title associated with the agglvl code (Excluded from singlefile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ze_title</text:p>
          </table:table-cell>
          <table:table-cell office:value-type="string" calcext:value-type="string">
            <text:p>Tex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-character size title associated with the size code (Excluded from singlefil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trly_estab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unt of establishments for a given quar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h1_emplvl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loyment level for the first month of a given quar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h2_emplvl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loyment level for the second month of a given quar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nth3_emplvl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mployment level for the third month of a <text:s/>given quar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_qtrly_wages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tal wages for a given quart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xable_qtrly_wages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xable wages for a given quar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trly_contributions</text:p>
          </table:table-cell>
          <table:table-cell office:value-type="string" calcext:value-type="string">
            <text:p>Nume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arterly contributions for a given quar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vg_wkly_wage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verage weekly wage for a given quart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q_disclosur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location-quotient disclosure code (either ' '(blank) or 'N' not disclos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q_qtrly_estab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quarterly establishment count relative to the U.S. (Rounded to hundredths place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q_month1_emplvl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emloyment level for the first month of a given quarter relative to the U.S. (Rounded to hundredths place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q_month2_emplvl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emloyment level for the second month of a given quarter relative to the U.S. (Rounded to hundredths place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q_month3_emplvl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emloyment level for the third month of a given quarter relative to the U.S. (Rounded to hundredths place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q_total_qtrly_wag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total wages for a given quarter relative to the U.S. (Rounded to hundredths place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q_taxable_qtrly_wage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total taxable wages for a given quarter relative to the U.S. (Rounded to hundredths place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q_qtrly_contributions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total contributions for a given quarter relative to the U.S. (Rounded to hundredths place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q_avg_wkly_wage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cation quotient of the average weekly wage for a given quarter relative to the U.S. (Rounded to hundredths place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ty_disclosure_code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character over-the-year disclosure code (either ' '(blank) or 'N' not disclosed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y_qtrly_estabs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change in the count of establishments for a given quarte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ty_qtrly_estab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count of establishments for a given quarter (Rounded to the tenths place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ty_month1_emplvl_chg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-the-year change in the first month's employment level of a given quarte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ty_month1_emplvl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first month's employment level of a given quarter (Rounded to the tenths place)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ty_month2_emplvl_chg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-the-year change in the second month's employment level of a given quart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ty_month2_emplvl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second month's employment level of a given quarter (Rounded to the tenths place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ty_month3_emplvl_chg</text:p>
          </table:table-cell>
          <table:table-cell office:value-type="string" calcext:value-type="string">
            <text:p>Numer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ver-the-year change in the third month's employment level of a given quarte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ty_month3_emplvl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he third month's employment level of a given quarter (Rounded to the tenths place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ty_total_qtrly_wages_chg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-the-year change in total quarterly wages for a given quarte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ty_total_qtrly_wage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otal quarterly wages for a given quarter (Rounded to the tenths place)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ty_taxable_qtrly_wages_chg</text:p>
          </table:table-cell>
          <table:table-cell office:value-type="string" calcext:value-type="string">
            <text:p>Numer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ver-the-year change in taxable quarterly wages for a given quart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ty_taxable_qtrly_wage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taxable quarterly wages for a given quarter (Rounded to the tenths place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oty_qtrly_contributions_chg</text:p>
          </table:table-cell>
          <table:table-cell office:value-type="string" calcext:value-type="string">
            <text:p>Nume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ver-the-year change in quarterly contributions for a given quart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ty_qtrly_contributions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quarterly contributions for a given quarter (Rounded to the tenths place)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ty_avg_wkly_wage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change in average weekly wage for a given quarte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ty_avg_wkly_wage_pct_chg</text:p>
          </table:table-cell>
          <table:table-cell office:value-type="string" calcext:value-type="string">
            <text:p>Nume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-the-year percent change in average weekly wage for a given quarter (Rounded to the tenths plac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21:33:58.520161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240" meta:object-count="0"/>
  </office:meta>
</office:document-meta>
</file>